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0.916cm" fo:margin-left="-1cm" fo:break-before="page" table:align="left"/>
    </style:style>
    <style:style style:name="Table1.A" style:family="table-column">
      <style:table-column-properties style:column-width="10.583cm"/>
    </style:style>
    <style:style style:name="Table1.B" style:family="table-column">
      <style:table-column-properties style:column-width="10.333cm"/>
    </style:style>
    <style:style style:name="Table1.1" style:family="table-row">
      <style:table-row-properties style:min-row-height="3.614cm"/>
    </style:style>
    <style:style style:name="Table1.A1" style:family="table-cell">
      <style:table-cell-properties style:vertical-align="bottom" fo:padding-left="0.4cm" fo:padding-right="0.4cm" fo:padding-top="0.101cm" fo:padding-bottom="0.101cm" fo:border="none"/>
    </style:style>
    <style:style style:name="Table1.B1" style:family="table-cell">
      <style:table-cell-properties style:vertical-align="bottom" fo:padding-left="0.4cm" fo:padding-right="0.4cm" fo:padding-top="0.101cm" fo:padding-bottom="0.101cm" fo:border-left="0.5pt solid #000000" fo:border-right="none" fo:border-top="none" fo:border-bottom="none"/>
    </style:style>
    <style:style style:name="Table1.2" style:family="table-row">
      <style:table-row-properties style:min-row-height="23.514cm"/>
    </style:style>
    <style:style style:name="Table1.A2" style:family="table-cell">
      <style:table-cell-properties fo:padding-left="0.4cm" fo:padding-right="0.4cm" fo:padding-top="0.101cm" fo:padding-bottom="0.101cm" fo:border="none"/>
    </style:style>
    <style:style style:name="Table1.B2" style:family="table-cell">
      <style:table-cell-properties fo:padding-left="0.4cm" fo:padding-right="0.4cm" fo:padding-top="0.101cm" fo:padding-bottom="0.101cm" fo:border-left="0.5pt solid #000000" fo:border-right="none" fo:border-top="none" fo:border-bottom="none"/>
    </style:style>
    <style:style style:name="P1" style:family="paragraph" style:parent-style-name="Standard">
      <style:text-properties officeooo:rsid="00189c19" officeooo:paragraph-rsid="00189c19"/>
    </style:style>
    <style:style style:name="P2" style:family="paragraph" style:parent-style-name="Table_20_Contents">
      <style:paragraph-properties fo:text-align="end" style:justify-single-word="false"/>
      <style:text-properties style:font-name="Felix Titling" fo:font-weight="bold" officeooo:paragraph-rsid="00189c19" style:font-weight-asian="bold" style:font-weight-complex="bold"/>
    </style:style>
    <style:style style:name="P3" style:family="paragraph" style:parent-style-name="Table_20_Contents">
      <style:paragraph-properties fo:line-height="115%" fo:text-align="end" style:justify-single-word="false"/>
      <style:text-properties style:font-name="Felix Titling" fo:font-weight="bold" officeooo:paragraph-rsid="001b508b" style:font-weight-asian="bold" style:font-weight-complex="bold"/>
    </style:style>
    <style:style style:name="P4" style:family="paragraph" style:parent-style-name="Table_20_Contents">
      <style:paragraph-properties fo:line-height="115%"/>
      <style:text-properties style:font-name="Felix Titling" fo:font-weight="bold" officeooo:paragraph-rsid="003c10b1" style:font-weight-asian="bold" style:font-weight-complex="bold"/>
    </style:style>
    <style:style style:name="P5" style:family="paragraph" style:parent-style-name="Table_20_Contents">
      <style:paragraph-properties fo:line-height="150%" fo:text-align="end" style:justify-single-word="false"/>
      <style:text-properties style:font-name="Felix Titling" fo:font-size="15pt" fo:letter-spacing="0.028cm" fo:font-weight="bold" officeooo:paragraph-rsid="00189c19" style:font-size-asian="15pt" style:font-weight-asian="bold" style:font-size-complex="15pt" style:font-weight-complex="bold"/>
    </style:style>
    <style:style style:name="P6" style:family="paragraph" style:parent-style-name="Table_20_Contents">
      <style:paragraph-properties fo:line-height="150%" fo:text-align="end" style:justify-single-word="false"/>
      <style:text-properties style:font-name="Felix Titling" fo:font-size="15pt" fo:letter-spacing="0.028cm" fo:font-weight="bold" officeooo:paragraph-rsid="001b508b" style:font-size-asian="15pt" style:font-weight-asian="bold" style:font-size-complex="15pt" style:font-weight-complex="bold"/>
    </style:style>
    <style:style style:name="P7" style:family="paragraph" style:parent-style-name="Table_20_Contents">
      <loext:graphic-properties draw:fill="none"/>
      <style:paragraph-properties fo:margin-left="0cm" fo:margin-right="0.101cm" fo:line-height="150%" fo:text-align="end" style:justify-single-word="false" fo:orphans="0" fo:widows="0" fo:text-indent="0cm" style:auto-text-indent="false" fo:background-color="transparent" text:number-lines="false" text:line-number="0"/>
      <style:text-properties style:font-name="Felix Titling" fo:font-size="15pt" fo:letter-spacing="0.028cm" fo:font-weight="bold" officeooo:paragraph-rsid="003a350d" style:font-size-asian="15pt" style:font-weight-asian="bold" style:font-size-complex="15pt" style:font-weight-complex="bold"/>
    </style:style>
    <style:style style:name="P8" style:family="paragraph" style:parent-style-name="Table_20_Contents">
      <style:paragraph-properties fo:line-height="150%" fo:text-align="end" style:justify-single-word="false"/>
      <style:text-properties style:font-name="Felix Titling" fo:font-size="15pt" fo:letter-spacing="0.028cm" fo:font-weight="bold" officeooo:paragraph-rsid="003a350d" style:font-size-asian="15pt" style:font-weight-asian="bold" style:font-size-complex="15pt" style:font-weight-complex="bold"/>
    </style:style>
    <style:style style:name="P9" style:family="paragraph" style:parent-style-name="Table_20_Contents">
      <style:paragraph-properties fo:line-height="150%"/>
      <style:text-properties style:font-name="Felix Titling" fo:font-size="15pt" fo:letter-spacing="0.028cm" fo:font-weight="bold" officeooo:paragraph-rsid="003a350d" style:font-size-asian="15pt" style:font-weight-asian="bold" style:font-size-complex="15pt" style:font-weight-complex="bold"/>
    </style:style>
    <style:style style:name="P10" style:family="paragraph" style:parent-style-name="Table_20_Contents">
      <style:paragraph-properties fo:line-height="150%"/>
      <style:text-properties style:font-name="Felix Titling" fo:font-size="15pt" officeooo:paragraph-rsid="001b508b" style:font-size-asian="15pt" style:font-size-complex="15pt"/>
    </style:style>
    <style:style style:name="P11" style:family="paragraph" style:parent-style-name="Table_20_Contents">
      <style:paragraph-properties fo:text-align="end" style:justify-single-word="false"/>
      <style:text-properties style:font-name="Felix Titling" fo:font-size="26pt" fo:font-weight="normal" officeooo:rsid="00189c19" officeooo:paragraph-rsid="001b508b" style:font-size-asian="26pt" style:font-weight-asian="normal" style:font-size-complex="26pt" style:font-weight-complex="normal"/>
    </style:style>
    <style:style style:name="P12" style:family="paragraph" style:parent-style-name="Table_20_Contents">
      <style:text-properties officeooo:paragraph-rsid="001b508b"/>
    </style:style>
    <style:style style:name="P13"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officeooo:paragraph-rsid="001b508b"/>
    </style:style>
    <style:style style:name="P14"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officeooo:paragraph-rsid="003c10b1"/>
    </style:style>
    <style:style style:name="P15" style:family="paragraph" style:parent-style-name="Table_20_Contents">
      <loext:graphic-properties draw:fill="none"/>
      <style:paragraph-properties fo:margin-left="0cm" fo:margin-right="0.4cm" fo:orphans="0" fo:widows="0" fo:text-indent="0cm" style:auto-text-indent="false" fo:background-color="transparent" text:number-lines="false" text:line-number="0">
        <style:tab-stops>
          <style:tab-stop style:position="1.118cm"/>
        </style:tab-stops>
      </style:paragraph-properties>
      <style:text-properties style:font-name="Calibri Light" officeooo:paragraph-rsid="003c10b1"/>
    </style:style>
    <style:style style:name="P16"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style:font-name="Calibri Light" officeooo:paragraph-rsid="001b508b"/>
    </style:style>
    <style:style style:name="P17" style:family="paragraph" style:parent-style-name="Table_20_Contents">
      <style:text-properties style:font-name="Calibri Light" officeooo:rsid="003a350d" officeooo:paragraph-rsid="003a350d"/>
    </style:style>
    <style:style style:name="P18" style:family="paragraph" style:parent-style-name="Table_20_Contents">
      <style:text-properties style:font-name="Calibri Light" officeooo:paragraph-rsid="0047c2bd"/>
    </style:style>
    <style:style style:name="P19" style:family="paragraph" style:parent-style-name="Table_20_Contents">
      <style:paragraph-properties fo:text-align="end" style:justify-single-word="false"/>
      <style:text-properties style:font-name="Calibri Light" officeooo:paragraph-rsid="003a350d"/>
    </style:style>
    <style:style style:name="P20" style:family="paragraph" style:parent-style-name="Table_20_Contents">
      <style:text-properties style:font-name="Calibri Light" fo:font-size="11pt" fo:font-weight="normal" officeooo:rsid="0023bf4b" officeooo:paragraph-rsid="0049c25e" style:font-size-asian="11pt" style:font-weight-asian="normal" style:font-size-complex="11pt" style:font-weight-complex="normal"/>
    </style:style>
    <style:style style:name="P21" style:family="paragraph" style:parent-style-name="Table_20_Contents">
      <style:paragraph-properties fo:text-align="end" style:justify-single-word="false"/>
      <style:text-properties style:font-name="Calibri Light" fo:font-size="11pt" officeooo:paragraph-rsid="0031b525" style:font-size-asian="11pt" style:font-size-complex="11pt"/>
    </style:style>
    <style:style style:name="P22" style:family="paragraph" style:parent-style-name="Table_20_Contents">
      <style:paragraph-properties fo:text-align="end" style:justify-single-word="false"/>
      <style:text-properties style:font-name="Calibri Light" fo:font-size="11pt" officeooo:paragraph-rsid="0038c454" style:font-size-asian="11pt" style:font-size-complex="11pt"/>
    </style:style>
    <style:style style:name="P23" style:family="paragraph" style:parent-style-name="Table_20_Contents">
      <style:paragraph-properties fo:text-align="end" style:justify-single-word="false"/>
      <style:text-properties style:font-name="Calibri Light" fo:font-size="11pt" officeooo:paragraph-rsid="001b508b" style:font-size-asian="11pt" style:font-size-complex="11pt"/>
    </style:style>
    <style:style style:name="P24" style:family="paragraph" style:parent-style-name="Table_20_Contents">
      <style:paragraph-properties fo:text-align="end" style:justify-single-word="false"/>
      <style:text-properties style:font-name="Calibri Light" fo:font-size="11pt" officeooo:paragraph-rsid="003a350d" style:font-size-asian="11pt" style:font-size-complex="11pt"/>
    </style:style>
    <style:style style:name="P25"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style:font-name="Calibri Light" fo:font-size="11pt" officeooo:paragraph-rsid="003a350d" style:font-size-asian="11pt" style:font-size-complex="11pt"/>
    </style:style>
    <style:style style:name="P26" style:family="paragraph" style:parent-style-name="Table_20_Contents">
      <style:paragraph-properties fo:text-align="end" style:justify-single-word="false"/>
      <style:text-properties style:font-name="Calibri Light" fo:font-size="11pt" officeooo:paragraph-rsid="0060adde" style:font-size-asian="11pt" style:font-size-complex="11pt"/>
    </style:style>
    <style:style style:name="P27" style:family="paragraph" style:parent-style-name="Table_20_Contents">
      <style:text-properties style:font-name="Calibri Light" fo:font-size="11pt" officeooo:paragraph-rsid="0037195f" style:font-size-asian="11pt" style:font-size-complex="11pt"/>
    </style:style>
    <style:style style:name="P28" style:family="paragraph" style:parent-style-name="Table_20_Contents">
      <style:paragraph-properties fo:text-align="end" style:justify-single-word="false"/>
      <style:text-properties style:font-name="Calibri Light" fo:font-size="11pt" officeooo:rsid="004d962c" officeooo:paragraph-rsid="005216a0" style:font-size-asian="11pt" style:font-size-complex="11pt"/>
    </style:style>
    <style:style style:name="P29" style:family="paragraph" style:parent-style-name="Table_20_Contents">
      <style:paragraph-properties fo:text-align="end" style:justify-single-word="false"/>
      <style:text-properties style:font-name="Calibri Light" fo:font-size="11pt" officeooo:rsid="004dafc9" officeooo:paragraph-rsid="005216a0" style:font-size-asian="11pt" style:font-size-complex="11pt"/>
    </style:style>
    <style:style style:name="P30" style:family="paragraph" style:parent-style-name="Table_20_Contents">
      <style:paragraph-properties fo:line-height="115%" fo:text-align="end" style:justify-single-word="false"/>
      <style:text-properties officeooo:paragraph-rsid="001b508b"/>
    </style:style>
    <style:style style:name="P31" style:family="paragraph" style:parent-style-name="Table_20_Contents">
      <style:paragraph-properties fo:line-height="115%"/>
      <style:text-properties officeooo:paragraph-rsid="003a350d"/>
    </style:style>
    <style:style style:name="P32"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paragraph-rsid="003c10b1"/>
    </style:style>
    <style:style style:name="P33" style:family="paragraph" style:parent-style-name="Table_20_Contents">
      <loext:graphic-properties draw:fill="none"/>
      <style:paragraph-properties fo:margin-left="0cm" fo:margin-right="0.101cm" fo:line-height="115%" fo:orphans="0" fo:widows="0" fo:text-indent="0cm" style:auto-text-indent="false" fo:background-color="transparent" text:number-lines="false" text:line-number="0"/>
      <style:text-properties officeooo:rsid="0023bf4b" officeooo:paragraph-rsid="003c10b1"/>
    </style:style>
    <style:style style:name="P34" style:family="paragraph" style:parent-style-name="Table_20_Contents">
      <style:paragraph-properties fo:text-align="end" style:justify-single-word="false"/>
      <style:text-properties officeooo:paragraph-rsid="004d962c"/>
    </style:style>
    <style:style style:name="P35" style:family="paragraph" style:parent-style-name="Table_20_Contents">
      <loext:graphic-properties draw:fill="none"/>
      <style:paragraph-properties fo:margin-left="0cm" fo:margin-right="0.101cm" fo:orphans="0" fo:widows="0" fo:text-indent="0cm" style:auto-text-indent="false" fo:background-color="transparent" text:number-lines="false" text:line-number="0"/>
      <style:text-properties fo:font-size="11pt" officeooo:paragraph-rsid="003a350d" style:font-size-asian="11pt" style:font-size-complex="11pt"/>
    </style:style>
    <style:style style:name="P36"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1pt" officeooo:paragraph-rsid="003a350d" style:font-size-asian="11pt" style:font-size-complex="11pt"/>
    </style:style>
    <style:style style:name="P37" style:family="paragraph" style:parent-style-name="Table_20_Contents">
      <style:paragraph-properties fo:text-align="end" style:justify-single-word="false"/>
      <style:text-properties fo:font-size="11pt" officeooo:paragraph-rsid="00189c19" style:font-size-asian="11pt" style:font-size-complex="11pt"/>
    </style:style>
    <style:style style:name="P38" style:family="paragraph" style:parent-style-name="Table_20_Contents">
      <style:paragraph-properties fo:text-align="end" style:justify-single-word="false"/>
      <style:text-properties fo:font-size="11pt" officeooo:paragraph-rsid="001b508b" style:font-size-asian="11pt" style:font-size-complex="11pt"/>
    </style:style>
    <style:style style:name="P39" style:family="paragraph" style:parent-style-name="Table_20_Contents">
      <style:text-properties fo:font-size="11pt" officeooo:paragraph-rsid="003a350d" style:font-size-asian="11pt" style:font-size-complex="11pt"/>
    </style:style>
    <style:style style:name="P40" style:family="paragraph" style:parent-style-name="Table_20_Contents" style:list-style-name="L1">
      <style:text-properties style:font-name="Calibri Light" fo:font-size="11pt" officeooo:paragraph-rsid="001b508b" style:font-size-asian="11pt" style:font-size-complex="11pt"/>
    </style:style>
    <style:style style:name="P41" style:family="paragraph" style:parent-style-name="Table_20_Contents" style:list-style-name="L1">
      <style:text-properties style:font-name="Calibri Light" fo:font-size="11pt" officeooo:rsid="0037195f" officeooo:paragraph-rsid="0037195f" style:font-size-asian="11pt" style:font-size-complex="11pt"/>
    </style:style>
    <style:style style:name="P42" style:family="paragraph" style:parent-style-name="Table_20_Contents" style:list-style-name="L1">
      <style:text-properties fo:font-size="11pt" officeooo:paragraph-rsid="001b508b"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46567d" style:font-weight-asian="bold" style:font-weight-complex="bold"/>
    </style:style>
    <style:style style:name="T3" style:family="text">
      <style:text-properties fo:font-weight="bold" officeooo:rsid="0047ae30" style:font-weight-asian="bold" style:font-weight-complex="bold"/>
    </style:style>
    <style:style style:name="T4" style:family="text">
      <style:text-properties fo:font-weight="bold" officeooo:rsid="004d962c" style:font-weight-asian="bold" style:font-weight-complex="bold"/>
    </style:style>
    <style:style style:name="T5" style:family="text">
      <style:text-properties style:font-name="Felix Titling" fo:font-weight="bold" style:font-weight-asian="bold" style:font-weight-complex="bold"/>
    </style:style>
    <style:style style:name="T6" style:family="text">
      <style:text-properties style:font-name="Felix Titling" fo:font-size="11pt" fo:letter-spacing="0.028cm" fo:font-weight="bold" style:font-size-asian="11pt" style:font-weight-asian="bold" style:font-size-complex="11pt" style:font-weight-complex="bold"/>
    </style:style>
    <style:style style:name="T7" style:family="text">
      <style:text-properties style:font-name="Felix Titling" fo:font-size="11pt" fo:letter-spacing="0.028cm" fo:font-weight="bold" officeooo:rsid="002a8279" style:font-size-asian="11pt" style:font-weight-asian="bold" style:font-size-complex="11pt" style:font-weight-complex="bold"/>
    </style:style>
    <style:style style:name="T8" style:family="text">
      <style:text-properties style:font-name="Felix Titling" fo:font-size="11pt" fo:letter-spacing="0.028cm" fo:font-weight="bold" officeooo:rsid="003c10b1" style:font-size-asian="11pt" style:font-weight-asian="bold" style:font-size-complex="11pt" style:font-weight-complex="bold"/>
    </style:style>
    <style:style style:name="T9" style:family="text">
      <style:text-properties style:font-name="Felix Titling" fo:font-size="11pt" fo:letter-spacing="0.028cm" fo:font-weight="bold" officeooo:rsid="0023bf4b" style:font-size-asian="11pt" style:font-weight-asian="bold" style:font-size-complex="11pt" style:font-weight-complex="bold"/>
    </style:style>
    <style:style style:name="T10" style:family="text">
      <style:text-properties style:font-name="Calibri Light"/>
    </style:style>
    <style:style style:name="T11" style:family="text">
      <style:text-properties style:font-name="Calibri Light" officeooo:rsid="001b508b"/>
    </style:style>
    <style:style style:name="T12" style:family="text">
      <style:text-properties style:font-name="Calibri Light" officeooo:rsid="0023bf4b"/>
    </style:style>
    <style:style style:name="T13" style:family="text">
      <style:text-properties style:font-name="Calibri Light" officeooo:rsid="002a8279"/>
    </style:style>
    <style:style style:name="T14" style:family="text">
      <style:text-properties style:font-name="Calibri Light" officeooo:rsid="0037195f"/>
    </style:style>
    <style:style style:name="T15" style:family="text">
      <style:text-properties style:font-name="Calibri Light" fo:font-size="11pt" fo:letter-spacing="0.028cm" fo:font-weight="bold" style:font-size-asian="11pt" style:font-weight-asian="bold" style:font-size-complex="11pt" style:font-weight-complex="bold"/>
    </style:style>
    <style:style style:name="T16" style:family="text">
      <style:text-properties style:font-name="Calibri Light" fo:font-size="11pt" fo:letter-spacing="0.028cm" fo:font-weight="bold" officeooo:rsid="003c10b1" style:font-size-asian="11pt" style:font-weight-asian="bold" style:font-size-complex="11pt" style:font-weight-complex="bold"/>
    </style:style>
    <style:style style:name="T17" style:family="text">
      <style:text-properties style:font-name="Calibri Light" fo:font-size="11pt" fo:letter-spacing="0.028cm" officeooo:rsid="003c10b1" style:font-size-asian="11pt" style:font-size-complex="11pt"/>
    </style:style>
    <style:style style:name="T18" style:family="text">
      <style:text-properties style:font-name="Calibri Light" fo:font-size="11pt" style:font-size-asian="11pt" style:font-size-complex="11pt"/>
    </style:style>
    <style:style style:name="T19" style:family="text">
      <style:text-properties style:font-name="Calibri Light" fo:font-size="11pt" officeooo:rsid="0047c2bd" style:font-size-asian="11pt" style:font-size-complex="11pt"/>
    </style:style>
    <style:style style:name="T20" style:family="text">
      <style:text-properties style:font-name="Calibri Light" fo:font-size="11pt" officeooo:rsid="004d962c" style:font-size-asian="11pt" style:font-size-complex="11pt"/>
    </style:style>
    <style:style style:name="T21" style:family="text">
      <style:text-properties style:font-name="Calibri Light" officeooo:rsid="003c10b1"/>
    </style:style>
    <style:style style:name="T22" style:family="text">
      <style:text-properties style:font-name="Calibri Light" officeooo:rsid="0047ae30"/>
    </style:style>
    <style:style style:name="T23" style:family="text">
      <style:text-properties style:font-name="Calibri Light" fo:font-weight="bold" officeooo:rsid="0047ae30" style:font-weight-asian="bold" style:font-weight-complex="bold"/>
    </style:style>
    <style:style style:name="T24" style:family="text">
      <style:text-properties style:font-name="Calibri Light" fo:font-weight="bold" officeooo:rsid="0047c2bd" style:font-weight-asian="bold" style:font-weight-complex="bold"/>
    </style:style>
    <style:style style:name="T25" style:family="text">
      <style:text-properties style:font-name="Calibri Light" fo:font-weight="bold" officeooo:rsid="0049c25e" style:font-weight-asian="bold" style:font-weight-complex="bold"/>
    </style:style>
    <style:style style:name="T26" style:family="text">
      <style:text-properties style:font-name="Calibri Light" fo:font-weight="bold" officeooo:rsid="004ba948" style:font-weight-asian="bold" style:font-weight-complex="bold"/>
    </style:style>
    <style:style style:name="T27" style:family="text">
      <style:text-properties style:font-name="Calibri Light" fo:font-weight="bold" officeooo:rsid="002a8279" style:font-weight-asian="bold" style:font-weight-complex="bold"/>
    </style:style>
    <style:style style:name="T28" style:family="text">
      <style:text-properties style:font-name="Calibri Light" officeooo:rsid="0047c2bd"/>
    </style:style>
    <style:style style:name="T29" style:family="text">
      <style:text-properties style:font-name="Calibri Light" fo:font-weight="normal" officeooo:rsid="0047c2bd" style:font-weight-asian="normal" style:font-weight-complex="normal"/>
    </style:style>
    <style:style style:name="T30" style:family="text">
      <style:text-properties style:font-name="Calibri Light" fo:font-weight="normal" officeooo:rsid="0049c25e" style:font-weight-asian="normal" style:font-weight-complex="normal"/>
    </style:style>
    <style:style style:name="T31" style:family="text">
      <style:text-properties style:font-name="Calibri Light" fo:font-weight="normal" officeooo:rsid="004ba948" style:font-weight-asian="normal" style:font-weight-complex="normal"/>
    </style:style>
    <style:style style:name="T32" style:family="text">
      <style:text-properties style:font-name="Calibri Light" officeooo:rsid="0049c25e"/>
    </style:style>
    <style:style style:name="T33" style:family="text">
      <style:text-properties style:font-name="Calibri Light" officeooo:rsid="004ba948"/>
    </style:style>
    <style:style style:name="T34" style:family="text">
      <style:text-properties officeooo:rsid="00228bad"/>
    </style:style>
    <style:style style:name="T35" style:family="text">
      <style:text-properties officeooo:rsid="0037195f"/>
    </style:style>
    <style:style style:name="T36" style:family="text">
      <style:text-properties fo:font-size="11pt" fo:letter-spacing="0.028cm" style:font-size-asian="11pt" style:font-size-complex="11pt"/>
    </style:style>
    <style:style style:name="T37" style:family="text">
      <style:text-properties fo:font-size="11pt" fo:letter-spacing="0.028cm" officeooo:rsid="003c10b1" style:font-size-asian="11pt" style:font-size-complex="11pt"/>
    </style:style>
    <style:style style:name="T38" style:family="text">
      <style:text-properties fo:font-size="11pt" style:font-size-asian="11pt" style:font-size-complex="11pt"/>
    </style:style>
    <style:style style:name="T39" style:family="text">
      <style:text-properties fo:font-size="11pt" officeooo:rsid="0046567d" style:font-size-asian="11pt" style:font-size-complex="11pt"/>
    </style:style>
    <style:style style:name="T40" style:family="text">
      <style:text-properties fo:font-size="11pt" officeooo:rsid="00264717" style:font-size-asian="11pt" style:font-size-complex="11pt"/>
    </style:style>
    <style:style style:name="T41" style:family="text">
      <style:text-properties fo:font-size="11pt" officeooo:rsid="001b508b" style:font-size-asian="11pt" style:font-size-complex="11pt"/>
    </style:style>
    <style:style style:name="T42" style:family="text">
      <style:text-properties fo:font-size="11pt" fo:font-weight="bold" style:font-size-asian="11pt" style:font-weight-asian="bold" style:font-size-complex="11pt" style:font-weight-complex="bold"/>
    </style:style>
    <style:style style:name="T43" style:family="text">
      <style:text-properties fo:font-size="11pt" fo:font-weight="bold" officeooo:rsid="0047ae30" style:font-size-asian="11pt" style:font-weight-asian="bold" style:font-size-complex="11pt" style:font-weight-complex="bold"/>
    </style:style>
    <style:style style:name="T44" style:family="text">
      <style:text-properties fo:font-size="11pt" fo:font-weight="bold" officeooo:rsid="004a807b" style:font-size-asian="11pt" style:font-weight-asian="bold" style:font-size-complex="11pt" style:font-weight-complex="bold"/>
    </style:style>
    <style:style style:name="T45" style:family="text">
      <style:text-properties fo:font-size="11pt" fo:font-weight="bold" officeooo:rsid="0046567d" style:font-size-asian="11pt" style:font-weight-asian="bold" style:font-size-complex="11pt" style:font-weight-complex="bold"/>
    </style:style>
    <style:style style:name="T46" style:family="text">
      <style:text-properties fo:font-size="11pt" fo:font-weight="normal" officeooo:rsid="0047ae30" style:font-size-asian="11pt" style:font-weight-asian="normal" style:font-size-complex="11pt" style:font-weight-complex="normal"/>
    </style:style>
    <style:style style:name="T47" style:family="text">
      <style:text-properties fo:font-size="11pt" fo:font-weight="normal" officeooo:rsid="004a807b" style:font-size-asian="11pt" style:font-weight-asian="normal" style:font-size-complex="11pt" style:font-weight-complex="normal"/>
    </style:style>
    <style:style style:name="T48" style:family="text">
      <style:text-properties officeooo:rsid="0046567d"/>
    </style:style>
    <style:style style:name="T49" style:family="text">
      <style:text-properties officeooo:rsid="0049c25e"/>
    </style:style>
    <style:style style:name="T50" style:family="text">
      <style:text-properties officeooo:rsid="004ba948"/>
    </style:style>
    <style:style style:name="T51" style:family="text">
      <style:text-properties officeooo:rsid="004dafc9"/>
    </style:style>
    <style:style style:name="T52" style:family="text">
      <style:text-properties officeooo:rsid="005216a0"/>
    </style:style>
    <style:style style:name="T53" style:family="text">
      <style:text-properties officeooo:rsid="0053044e"/>
    </style:style>
    <style:style style:name="T54" style:family="text">
      <style:text-properties fo:letter-spacing="0.028cm" fo:font-weight="bold" style:font-weight-asian="bold" style:font-weight-complex="bold"/>
    </style:style>
    <style:style style:name="T55" style:family="text">
      <style:text-properties officeooo:rsid="0055b788"/>
    </style:style>
    <style:style style:name="T56" style:family="text">
      <style:text-properties officeooo:rsid="005be2ab"/>
    </style:style>
    <style:style style:name="T57" style:family="text">
      <style:text-properties officeooo:rsid="005d608b"/>
    </style:style>
    <style:style style:name="T58" style:family="text">
      <style:text-properties officeooo:rsid="0060add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1">MOHAMMED</text:p>
            <text:p text:style-name="P11">ABDUL AWAIZ</text:p>
          </table:table-cell>
          <table:table-cell table:style-name="Table1.B1" office:value-type="string">
            <text:p text:style-name="P15">MERN Developer</text:p>
            <text:p text:style-name="P14"><text:a xlink:type="simple" xlink:href="https://github.com/awaizdottech" text:style-name="Internet_20_link" text:visited-style-name="Visited_20_Internet_20_Link"><text:span text:style-name="T14">Github</text:span></text:a><text:span text:style-name="T14"> </text:span><text:span text:style-name="T21">| </text:span><text:a xlink:type="simple" xlink:href="https://www.linkedin.com/in/mohammed-abdul-awaiz/" text:style-name="Internet_20_link" text:visited-style-name="Visited_20_Internet_20_Link"><text:span text:style-name="T14">LinkedIn</text:span></text:a></text:p>
            <text:p text:style-name="P12"><text:a xlink:type="simple" xlink:href="mailto:awaiz29249@gmail.com" text:style-name="Internet_20_link" text:visited-style-name="Visited_20_Internet_20_Link"><text:span text:style-name="T10">awaiz29249@gmail.com</text:span></text:a></text:p>
            <text:p text:style-name="P17">+91 630 954 5117</text:p>
          </table:table-cell>
        </table:table-row>
        <table:table-row table:style-name="Table1.2">
          <table:table-cell table:style-name="Table1.A2" office:value-type="string">
            <text:p text:style-name="P2"/>
            <text:p text:style-name="P5">INTRODUCTION</text:p>
            <text:p text:style-name="P21">I am a tactician, a strategist, currently skilled in MERN stack development, who’s exploring the startup ecosystem by helping founders in terms of tech to become part of their stories! Looking out for any opportunities to learn and grow with people driven by passion :)</text:p>
            <text:p text:style-name="P37"/>
            <text:p text:style-name="P6">EXPERIENCE</text:p>
            <text:p text:style-name="P30"><text:a xlink:type="simple" xlink:href="https://suknowledge.org/" text:style-name="Internet_20_link" text:visited-style-name="Visited_20_Internet_20_Link"><text:span text:style-name="T6">SU KNOWLEDGE HUB FOUNDATION</text:span></text:a></text:p>
            <text:p text:style-name="P22"><text:a xlink:type="simple" xlink:href="https://drive.google.com/file/d/1QDpHz2xgcf3HzRwxVVxi9hMbRJuZKA9F/view?usp=sharing" text:style-name="Internet_20_link" text:visited-style-name="Visited_20_Internet_20_Link"><text:span text:style-name="T1">Incubation Center Assistant</text:span></text:a><text:span text:style-name="T1">: </text:span>Nov 2023 – <text:span text:style-name="T35">Aug 2024 </text:span></text:p>
            <text:p text:style-name="P28">Both technical and non-technical <text:span text:style-name="T52">domains </text:span>were my <text:span text:style-name="T52">responsibility</text:span>. Assisted the CEO with incubator’s website development, deployment &amp; maintenance, <text:span text:style-name="T51">SMM, documnetation, designing and so on. </text:span></text:p>
            <text:p text:style-name="P29">Brought in 5+ startup incubation applications.</text:p>
            <text:p text:style-name="P38"/>
            <text:p text:style-name="P3"><text:a xlink:type="simple" xlink:href="https://bioreform.in/" text:style-name="Internet_20_link" text:visited-style-name="Visited_20_Internet_20_Link"><text:span text:style-name="T36">BIOREFORM</text:span></text:a></text:p>
            <text:p text:style-name="P23"><text:span text:style-name="T4">Freelance</text:span><text:span text:style-name="T1"> Developer: </text:span>June 2023</text:p>
            <text:p text:style-name="P34"><text:span text:style-name="T18">Developed </text:span><text:span text:style-name="T19">the first version of </text:span><text:a xlink:type="simple" xlink:href="http://greenybags.com/" text:style-name="Internet_20_link" text:visited-style-name="Visited_20_Internet_20_Link"><text:span text:style-name="T19">greenybags.com</text:span></text:a><text:span text:style-name="T19"> that facilitates sales of </text:span><text:span text:style-name="T20">hundreds of eco-friendly polymer bags replacing vast amounts of plastic from festivals.</text:span></text:p>
            <text:p text:style-name="P38"/>
            <text:p text:style-name="P3"><text:a xlink:type="simple" xlink:href="https://edventurepark.com/" text:style-name="Internet_20_link" text:visited-style-name="Visited_20_Internet_20_Link"><text:span text:style-name="T36">EDVENTURE PARK</text:span></text:a></text:p>
            <text:p text:style-name="P23"><text:span text:style-name="T1">Campus Lead: </text:span>Aug 2022 – <text:span text:style-name="T34">March 2024</text:span></text:p>
            <text:p text:style-name="P23"><text:span text:style-name="T52">Learned what it takes to become a student entrepreneur by experiencing development, sales, marketing, operations &amp; design. Explored</text:span> the startup ecosystem.</text:p>
            <text:p text:style-name="P23">Learning and collaborating with startups always!</text:p>
            <text:p text:style-name="P38"/>
            <text:p text:style-name="P3"><text:a xlink:type="simple" xlink:href="https://acmmjcet.com/" text:style-name="Internet_20_link" text:visited-style-name="Visited_20_Internet_20_Link"><text:span text:style-name="T36">ACM MJCET</text:span></text:a></text:p>
            <text:p text:style-name="P23"><text:a xlink:type="simple" xlink:href="https://drive.google.com/file/d/11sa_CzUJatszoHB1KxWEulRLoh2NCvhB/view?usp=sharing" text:style-name="Internet_20_link" text:visited-style-name="Visited_20_Internet_20_Link"><text:span text:style-name="T1">Web Master</text:span></text:a><text:span text:style-name="T1">: </text:span>Jan 2021 – June 2022</text:p>
            <text:p text:style-name="P23">My first team! They basically taught me everything about teamwor<text:span text:style-name="T53">k</text:span> <text:span text:style-name="T53">&amp;</text:span> <text:span text:style-name="T52">how a group of people </text:span><text:span text:style-name="T53">can make a difference</text:span></text:p>
            <text:p text:style-name="P23"/>
            <text:p text:style-name="P8">EDUCATION</text:p>
            <text:p text:style-name="P19"><text:a xlink:type="simple" xlink:href="https://mjcollege.ac.in/" text:style-name="Internet_20_link" text:visited-style-name="Visited_20_Internet_20_Link"><text:span text:style-name="T38">MUFFAKHAM JAH COLLEGE OF</text:span></text:a></text:p>
            <text:p text:style-name="P19"><text:a xlink:type="simple" xlink:href="https://mjcollege.ac.in/" text:style-name="Internet_20_link" text:visited-style-name="Visited_20_Internet_20_Link"><text:span text:style-name="T38">ENGINEERING &amp; </text:span><text:span text:style-name="T41">T</text:span><text:span text:style-name="T38">ECHNOLOGY</text:span></text:a></text:p>
            <text:p text:style-name="P26">B.E <text:span text:style-name="T58">(</text:span><text:span text:style-name="T34">IT</text:span><text:span text:style-name="T58">)</text:span><text:span text:style-name="T34"> 2024 Graduate</text:span></text:p>
            <text:p text:style-name="P26"><text:a xlink:type="simple" xlink:href="https://drive.google.com/file/d/16ZQ8bpzthY_591oFjQODfM-35mW_pcmM/view?usp=sharing" text:style-name="Internet_20_link" text:visited-style-name="Visited_20_Internet_20_Link"><text:span text:style-name="T58">CGPA 8.03</text:span></text:a></text:p>
            <text:p text:style-name="P24"/>
            <text:p text:style-name="P7">OTHER INTERESTS</text:p>
            <text:p text:style-name="P36"><text:span text:style-name="T11">D</text:span><text:span text:style-name="T10">esigning</text:span> </text:p>
            <text:p text:style-name="P25">Marketing</text:p>
          </table:table-cell>
          <table:table-cell table:style-name="Table1.B2" office:value-type="string">
            <text:p text:style-name="P12"><text:span text:style-name="T5"/></text:p>
            <text:p text:style-name="P9">PROJECTS</text:p>
            <text:p text:style-name="P31"><text:a xlink:type="simple" xlink:href="https://awaiz.tech/" text:style-name="Internet_20_link" text:visited-style-name="Visited_20_Internet_20_Link"><text:span text:style-name="T9">info cluster</text:span></text:a><text:span text:style-name="T8"> | </text:span><text:a xlink:type="simple" xlink:href="https://github.com/awaizdottech/infoCluster" text:style-name="Internet_20_link" text:visited-style-name="Visited_20_Internet_20_Link"><text:span text:style-name="T16">repo</text:span></text:a></text:p>
            <text:p text:style-name="P20">My most recent &amp; portfolio project with production level practices. <text:span text:style-name="T48">It’s a </text:span><text:span text:style-name="T2">react</text:span><text:span text:style-name="T3">js</text:span><text:span text:style-name="T48">-based frontend app, a full-fledged blogging platform that uses </text:span><text:span text:style-name="T2">appwrite</text:span><text:span text:style-name="T48"> </text:span><text:span text:style-name="T50">for</text:span><text:span text:style-name="T48"> backend &amp; database, </text:span><text:span text:style-name="T2">react-hook-forms</text:span><text:span text:style-name="T48"> </text:span><text:span text:style-name="T49">for complex form functionality </text:span><text:span text:style-name="T48">and </text:span><text:span text:style-name="T2">redux</text:span><text:span text:style-name="T48"> for state management. </text:span></text:p>
            <text:p text:style-name="P39"/>
            <text:p text:style-name="P4"><text:a xlink:type="simple" xlink:href="https://denaurlen.vercel.app/" text:style-name="Internet_20_link" text:visited-style-name="Visited_20_Internet_20_Link"><text:span text:style-name="T36">DENAURLEN</text:span></text:a><text:span text:style-name="T36"> </text:span><text:span text:style-name="T37">| </text:span><text:a xlink:type="simple" xlink:href="https://github.com/awaizdottech/denaurlen" text:style-name="Internet_20_link" text:visited-style-name="Visited_20_Internet_20_Link"><text:span text:style-name="T17">repo</text:span></text:a></text:p>
            <text:p text:style-name="P18"><text:span text:style-name="T38">An </text:span><text:span text:style-name="T39">auth-app that was an assigment given </text:span><text:span text:style-name="T38">by a startup for which I learned </text:span><text:span text:style-name="T40">and implemented </text:span><text:span text:style-name="T45">r</text:span><text:span text:style-name="T42">edux, react-hook-forms</text:span><text:span text:style-name="T38"> and </text:span><text:span text:style-name="T42">zod </text:span><text:span text:style-name="T46">upon </text:span><text:span text:style-name="T43">reactjs,</text:span><text:span text:style-name="T46"> </text:span><text:span text:style-name="T43">node</text:span><text:span text:style-name="T44">js</text:span><text:span text:style-name="T46"> </text:span><text:span text:style-name="T47">coupled with </text:span><text:span text:style-name="T44">express</text:span><text:span text:style-name="T47"> and </text:span><text:span text:style-name="T44">mongoose</text:span><text:span text:style-name="T47"> </text:span><text:span text:style-name="T46">for backend, </text:span><text:span text:style-name="T43">mongodb</text:span><text:span text:style-name="T46"> for database and </text:span><text:span text:style-name="T43">jwt</text:span><text:span text:style-name="T46"> for tokens</text:span><text:span text:style-name="T38">. </text:span><text:a xlink:type="simple" xlink:href="https://www.figma.com/design/ncwzKgLHcGkG6Yc8t75GHU/Rough-Sketch-(Copy)" text:style-name="Internet_20_link" text:visited-style-name="Visited_20_Internet_20_Link"><text:span text:style-name="T38">This was the given design.</text:span></text:a></text:p>
            <text:p text:style-name="P39"/>
            <text:p text:style-name="P32"><text:a xlink:type="simple" xlink:href="https://legion-code.vercel.app/" text:style-name="Internet_20_link" text:visited-style-name="Visited_20_Internet_20_Link"><text:span text:style-name="T6">LEGIONCODE</text:span></text:a><text:span text:style-name="T36"> </text:span><text:span text:style-name="T8">| </text:span><text:a xlink:type="simple" xlink:href="https://github.com/awaizdottech/LegionCode" text:style-name="Internet_20_link" text:visited-style-name="Visited_20_Internet_20_Link"><text:span text:style-name="T16">repo</text:span></text:a></text:p>
            <text:p text:style-name="P35"><text:span text:style-name="T10">A real-time chat space with minimal and interactive UX, </text:span><text:span text:style-name="T22">built with </text:span><text:span text:style-name="T23">reactjs</text:span><text:span text:style-name="T22">, </text:span><text:span text:style-name="T23">socket</text:span><text:span text:style-name="T22">.</text:span><text:span text:style-name="T23">io</text:span><text:span text:style-name="T22"> and </text:span><text:span text:style-name="T23">nodejs. </text:span><text:span text:style-name="T29">User can </text:span><text:span text:style-name="T30">quickly </text:span><text:span text:style-name="T29">create single &amp; group chats to communicate with anybody on the internet without </text:span><text:span text:style-name="T30">a</text:span><text:span text:style-name="T31">ny a</text:span><text:span text:style-name="T30">uth hassle</text:span><text:span text:style-name="T29">.</text:span></text:p>
            <text:p text:style-name="P35"/>
            <text:p text:style-name="P32"><text:a xlink:type="simple" xlink:href="https://octoo.vercel.app/" text:style-name="Internet_20_link" text:visited-style-name="Visited_20_Internet_20_Link"><text:span text:style-name="T6">OCTO</text:span></text:a><text:span text:style-name="T36"> </text:span><text:span text:style-name="T8">| </text:span><text:a xlink:type="simple" xlink:href="https://github.com/awaizdottech/Octo" text:style-name="Internet_20_link" text:visited-style-name="Visited_20_Internet_20_Link"><text:span text:style-name="T16">repo</text:span></text:a></text:p>
            <text:p text:style-name="P35"><text:span text:style-name="T10">A UX focused to-do list with a twist! </text:span><text:span text:style-name="T28">Built using </text:span><text:span text:style-name="T24">reactjs</text:span><text:span text:style-name="T28"> with its </text:span><text:span text:style-name="T24">context API</text:span><text:span text:style-name="T28"> and </text:span><text:span text:style-name="T24">localStorage API</text:span><text:span text:style-name="T28">, the app helps organise editable todos with multiple lists.</text:span></text:p>
            <text:p text:style-name="P35"/>
            <text:p text:style-name="P33"><text:a xlink:type="simple" xlink:href="https://awaizdottech.github.io/meme-generator/" text:style-name="Internet_20_link" text:visited-style-name="Visited_20_Internet_20_Link"><text:span text:style-name="T6">MEMe generator</text:span></text:a><text:span text:style-name="T6"> </text:span><text:span text:style-name="T8">| </text:span><text:a xlink:type="simple" xlink:href="https://github.com/awaizdottech/meme-generator" text:style-name="Internet_20_link" text:visited-style-name="Visited_20_Internet_20_Link"><text:span text:style-name="T16">repo</text:span></text:a></text:p>
            <text:p text:style-name="P35"><text:span text:style-name="T12">Drag &amp; drop for fun! </text:span><text:span text:style-name="T32">Creates the famous ranking meme using </text:span><text:span text:style-name="T25">drag &amp; drop API</text:span><text:span text:style-name="T32"> </text:span><text:span text:style-name="T33">and </text:span><text:span text:style-name="T26">DOM</text:span><text:span text:style-name="T33"> upon </text:span><text:span text:style-name="T26">vanilla js, </text:span><text:span text:style-name="T32">letting users drag &amp; drop images in their own custom hierarchy.</text:span></text:p>
            <text:p text:style-name="P35"/>
            <text:p text:style-name="P32"><text:a xlink:type="simple" xlink:href="https://curncycnvrtr.vercel.app/" text:style-name="Internet_20_link" text:visited-style-name="Visited_20_Internet_20_Link"><text:span text:style-name="T7">currency convertor</text:span></text:a><text:span text:style-name="T7"> </text:span><text:span text:style-name="T8">| </text:span><text:a xlink:type="simple" xlink:href="https://github.com/awaizdottech/currencyConvertor" text:style-name="Internet_20_link" text:visited-style-name="Visited_20_Internet_20_Link"><text:span text:style-name="T16">repo</text:span></text:a></text:p>
            <text:p text:style-name="P35"><text:span text:style-name="T13">A simple app to demonstrate </text:span><text:span text:style-name="T27">API handling</text:span><text:span text:style-name="T13">. </text:span><text:span text:style-name="T33">Uses </text:span><text:span text:style-name="T26">fetch API</text:span><text:span text:style-name="T33"> with </text:span><text:span text:style-name="T26">vanilla js</text:span><text:span text:style-name="T33"> to display the </text:span><text:span text:style-name="T26">JSON</text:span><text:span text:style-name="T33"> data recieved.</text:span></text:p>
            <text:p text:style-name="P35"/>
            <text:p text:style-name="P10"><text:span text:style-name="T54">SKILLS</text:span><text:span text:style-name="T15"/></text:p>
            <text:p text:style-name="P27">Familiar with</text:p>
            <text:list text:style-name="L1">
              <text:list-item>
                <text:p text:style-name="P40"><text:span text:style-name="T35">Javascript, </text:span>Typescript, Python</text:p>
              </text:list-item>
              <text:list-item>
                <text:p text:style-name="P41">Docker, <text:span text:style-name="T56">Git, Github</text:span></text:p>
              </text:list-item>
              <text:list-item>
                <text:p text:style-name="P40">Node JS, Express JS </text:p>
              </text:list-item>
              <text:list-item>
                <text:p text:style-name="P40">MongoDB, <text:span text:style-name="T55">MySQL, </text:span><text:span text:style-name="T57">SQLite</text:span></text:p>
              </text:list-item>
              <text:list-item>
                <text:p text:style-name="P40">React JS, Redux </text:p>
              </text:list-item>
              <text:list-item>
                <text:p text:style-name="P42"><text:span text:style-name="T10">Material UI, Bootstrap, Tailwind</text:span> </text:p>
              </text:list-item>
            </text:list>
            <text:p text:style-name="P13"/>
            <text:p text:style-name="P16"/>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pitch="variable"/>
    <style:font-face style:name="Felix Titling" svg:font-family="'Felix Titling'"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6:18:49.225212506</meta:creation-date>
    <dc:date>2024-10-23T14:57:28.004400701</dc:date>
    <meta:editing-duration>PT5H36M55S</meta:editing-duration>
    <meta:editing-cycles>24</meta:editing-cycles>
    <meta:generator>LibreOffice/24.2.5.2$Linux_X86_64 LibreOffice_project/420$Build-2</meta:generator>
    <meta:print-date>2024-09-09T20:57:55.014519422</meta:print-date>
    <meta:printed-by>PDF files</meta:printed-by>
    <meta:document-statistic meta:table-count="1" meta:image-count="0" meta:object-count="0" meta:page-count="1" meta:paragraph-count="52" meta:word-count="449" meta:character-count="2845" meta:non-whitespace-character-count="2444"/>
  </office:meta>
</office:document-meta>
</file>